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 Sans Regular" svg:font-family="'Open Sans Regular', Arial, 'Helvetica Neue', Helvetica, sans-serif"/>
  </office:font-face-decls>
  <office:automatic-styles>
    <style:style style:name="P1" style:family="paragraph" style:parent-style-name="Standard">
      <style:text-properties officeooo:rsid="000da885" officeooo:paragraph-rsid="000da885"/>
    </style:style>
    <style:style style:name="P2" style:family="paragraph" style:parent-style-name="Standard">
      <style:text-properties officeooo:rsid="000da885" officeooo:paragraph-rsid="001325d0"/>
    </style:style>
    <style:style style:name="P3" style:family="paragraph" style:parent-style-name="Standard">
      <style:text-properties officeooo:paragraph-rsid="0011249a"/>
    </style:style>
    <style:style style:name="P4" style:family="paragraph" style:parent-style-name="Standard">
      <style:text-properties officeooo:rsid="001325d0" officeooo:paragraph-rsid="001325d0"/>
    </style:style>
    <style:style style:name="T1" style:family="text">
      <style:text-properties officeooo:rsid="000f7b39"/>
    </style:style>
    <style:style style:name="T2" style:family="text">
      <style:text-properties officeooo:rsid="000fe869"/>
    </style:style>
    <style:style style:name="T3" style:family="text">
      <style:text-properties officeooo:rsid="0010e8fc"/>
    </style:style>
    <style:style style:name="T4" style:family="text">
      <style:text-properties officeooo:rsid="0011249a"/>
    </style:style>
    <style:style style:name="T5" style:family="text">
      <style:text-properties officeooo:rsid="000da885"/>
    </style:style>
    <style:style style:name="T6" style:family="text">
      <style:text-properties officeooo:rsid="00125790"/>
    </style:style>
    <style:style style:name="T7" style:family="text">
      <style:text-properties officeooo:rsid="001325d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A na to ojciec, padł na ziemię i zaczął lamentować. <text:span text:style-name="T1">R</text:span>ozpaczał nad tym, jak skończył jego kochany syn Aleksy. N<text:span text:style-name="T1">a</text:span> <text:span text:style-name="T1">widok ten</text:span> ludzie przyglądali się, <text:span text:style-name="T1">z p</text:span>ew<text:span text:style-name="T1">nym</text:span> rodzaj<text:span text:style-name="T1">em</text:span> fascynacji, widok miłości, którą tylko ojciec może zrozumieć <text:span text:style-name="T1">sprawił, iż smutek </text:span><text:span text:style-name="T6">wraz z wielką goryczą</text:span><text:span text:style-name="T1"> ich dopadł</text:span><text:span text:style-name="T6">a</text:span>. </text:p>
      <text:p text:style-name="P2"><text:span text:style-name="T1">Aleksy</text:span>, <text:span text:style-name="T1">syn Eufemiusza</text:span>, <text:span text:style-name="T1">potomek rodziny</text:span>, mały, kochany syn, którego wychował na wiernego i dobrego chłopca, umarł pod schodami jego domostwa. <text:span text:style-name="T1">Strata tak wielka i ból, który przeszywał na skroś serce ojca Aleksego. </text:span><text:span text:style-name="T6">N</text:span>ie mógł przestać <text:span text:style-name="T2">rozpaczać</text:span>. <text:span text:style-name="T2">W</text:span>iedział, że nie wybaczy sobie tego, jak skończył jego syn. <text:span text:style-name="T6">G</text:span><text:span text:style-name="T2">dyby tylko go rozpoznał</text:span>. <text:span text:style-name="T3">Z pewnością</text:span><text:span text:style-name="T2"> inny los by wtedy czekał.</text:span> </text:p>
      <text:p text:style-name="P2"><text:tab/>Przez cały czas zadawał sobie pytanie, dlaczego ? Dlaczego nie <text:span text:style-name="T3">mógł rozpoznać własnego syna </text:span>? Przecież to jego dziecko. <text:span text:style-name="T4">P</text:span>owinien wiedzieć, że to jego syn, <text:span text:style-name="T7">Aleksy</text:span>, a mimo to nie wiedział <text:span text:style-name="T4">i n</text:span>ie potrafił sobie tego wybaczyć. <text:span text:style-name="T4">N</text:span>ie potrafił <text:span text:style-name="T4">też opisać</text:span> uczucia, które gdzieś tam, pomiędzy uczuciem smutku <text:span text:style-name="T4">p</text:span><text:span text:style-name="T7">rzepełnionego</text:span> gorycz<text:span text:style-name="T7">ą</text:span> po wielkiej stracie, było. Czy to była radość ? <text:span text:style-name="T4">Niemożliwe, a może jednak ? Nie, nie mogła to być radość, </text:span><text:span text:style-name="T7">a</text:span><text:span text:style-name="T4"> może było to </text:span>uczucie dumy ? <text:span text:style-name="T4">Czyżby ? Czyżby był dumny ze swego syna ? Był dumny z tego, jak umarł ? Dlaczego ? Dlaczego miałby się czuć dumny z powodu śmierci jego potomka ? </text:span><text:s/><text:span text:style-name="T4">Od stóp do głowy przepełniał go smutek, a może jednak nie tylko</text:span> ? <text:span text:style-name="T7">Czy na pewno był to smutek ?</text:span></text:p>
      <text:p text:style-name="P2"><text:tab/>Jedno wiedział na pewno, było to uczucie <text:span text:style-name="T4">radosne. Nie wiedział jak, nie wiedział dlaczego, ale było to uczucie radosne. Uczucie, które jako jedyne wciąż</text:span> trzymało go w ryzach <text:span text:style-name="T4">by </text:span>nie popaść w całkowitą <text:span text:style-name="T4">melancholię</text:span>. Wiedział, <text:span text:style-name="T4">iż</text:span> to uczucie kazało mu podziwiać jego syna, <text:span text:style-name="T7">k</text:span>azało mu <text:span text:style-name="T7">ono</text:span> podziwiać lojalność i oddanie niezrównane z wiarą. oddaniem i lojalnością, <text:span text:style-name="T4">nawet</text:span> najwierniejszych ludzi. </text:p>
      <text:p text:style-name="P2"><text:tab/>W końcu Eufemiusz odszedł od ciała swego syna. <text:span text:style-name="T4">Cierpiący po stracie tak wielkiej nie wiedział co ma począć, od czego zacząć.</text:span> <text:span text:style-name="T4">G</text:span>dy kapłani<text:span text:style-name="T4">e</text:span> zobaczyli, <text:span text:style-name="T4">jak blady Eufemiusz, który wyglądał, jak gdyby mu życie odebrano, </text:span>podeszli do niego i zaczęli go wypytywać. <text:span text:style-name="T4">Kimże on był dla żebraka, który umarł pod schodami i dlaczego tak rozpacza nad jego śmiercią ?</text:span> <text:span text:style-name="T4">Jednak, że kapłanie wiedzieli, iż nieważne kim był ów żebrak, był </text:span><text:span text:style-name="T7">on</text:span><text:span text:style-name="T4"> odpowiedzialny za cud, a kobieta, która wyciągnęła kartkę z ręki jego musiała być czystą, lojalną </text:span><text:span text:style-name="T7">i wierną, wspaniałą kobietą</text:span><text:span text:style-name="T4">, choć nie świętą. </text:span></text:p>
      <text:p text:style-name="P3"><text:span text:style-name="T4"><text:tab/>Ludzie zebrani zewsząd b</text:span><text:span text:style-name="T5">yli </text:span><text:span text:style-name="T4">zarówno</text:span><text:span text:style-name="T5"> zachwyceni, </text:span><text:span text:style-name="T4">jak i</text:span><text:span text:style-name="T5"> zdruzgotani widokiem osoby tak świętej i tak objawionej, jak syn Eufemiusza. Zarówno kapłanie, jak i ludzie zebrani wokół oraz sam </text:span><text:span text:style-name="T4">Eufemiusz i kobieta u boku jego, żona syna jego, córka samego cesarza, Famijana, </text:span><text:span text:style-name="T7">w</text:span><text:span text:style-name="T5">szyscy byli w pewien sposób zafascynowani Ascetą, </text:span><text:span text:style-name="T7">Świętym Aleksym</text:span><text:span text:style-name="T5">. Po żałobie, którą odbyli, wszyscy </text:span><text:span text:style-name="T4">zebrani</text:span><text:span text:style-name="T5"> wokół postanowili pochować święte ciało Ascety, syna Eufemiusza, </text:span><text:span text:style-name="T4">Aleksego</text:span><text:span text:style-name="T5">. </text:span></text:p>
      <text:p text:style-name="P3"><text:span text:style-name="T5"><text:tab/>Na pochówek ciała Aleksego zebrali się wszyscy – </text:span><text:span text:style-name="T4">rodzina Aleksego,</text:span><text:span text:style-name="T5"> kapłani, papież, niebieszczenie, dzieci, </text:span><text:span text:style-name="T4">a nawet </text:span><text:span text:style-name="T5">sam cesarz </text:span><text:span text:style-name="T4">wraz z byłą żoną Ascety, Famijaną, wierną i czystą do samego końca. </text:span><text:span text:style-name="T5">Papież rozpoczął </text:span><text:span text:style-name="T4">swą </text:span><text:span text:style-name="T5">mowę i nakazał powtarzać słowa modlitwy, które </text:span><text:span text:style-name="T4">usłyszą. Nakazuje im również by uklęknęli by pokazać w ten sposób, szacunek jakim darzą Pana oraz jego wiernego sługę.</text:span><text:span text:style-name="T5"> Tak jak </text:span><text:span text:style-name="T4">papież</text:span><text:span text:style-name="T5"> nakazał, </text:span><text:span text:style-name="T4">tak zrobili</text:span><text:span text:style-name="T5">. Wszyscy powtarzali słowa modlitwy i poczęli się modlić za Świętego Aleksego, patrona rybaków, ubogich, pielgrzymów oraz wędrowców. </text:span><text:span text:style-name="T4">Gdy</text:span><text:span text:style-name="T5"> zakończon</text:span><text:span text:style-name="T4">o</text:span><text:span text:style-name="T5"> modlitw</text:span><text:span text:style-name="T4">ę</text:span><text:span text:style-name="T5">, </text:span><text:span text:style-name="T4">p</text:span><text:span text:style-name="T5">apież nakazał </text:span><text:span text:style-name="T4">by </text:span><text:span text:style-name="T5">wstać i zaczął </text:span><text:span text:style-name="T4">błagać Pana o przyjęcie bólu oraz cierpienia jakimi Święty Aleksy złożył ku czci jego.</text:span><text:span text:style-name="T5"> Przemawiał on o, nie strudzonej wierności, lojalności, a co najważniejsze, </text:span><text:span text:style-name="T4">o</text:span><text:span text:style-name="T5"> wielkiej miłości, którą </text:span><text:span text:style-name="T4">Asceta</text:span><text:span text:style-name="T5"> </text:span><text:span text:style-name="T4">darzył Pana naszego. </text:span></text:p>
      <text:p text:style-name="P3"/>
      <text:p text:style-name="P4">A na to ociec,<text:line-break/>P<text:span text:style-name="T5">adł na ziemię </text:span>i z<text:span text:style-name="T5">aczął lament</text:span>ować.</text:p>
      <text:p text:style-name="P2"><text:span text:style-name="T1">R</text:span>ozpaczał nad <text:span text:style-name="T7">losem Aleksego,</text:span></text:p>
      <text:p text:style-name="P4">losem, tkórym skończył syn jego,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 Sans Regular" svg:font-family="'Open Sans Regular', Arial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3T16:45:26.497447581</meta:creation-date>
    <dc:date>2022-10-08T23:28:56.524299143</dc:date>
    <meta:editing-duration>PT2H13M53S</meta:editing-duration>
    <meta:editing-cycles>7</meta:editing-cycles>
    <meta:generator>LibreOffice/7.4.1.2$Linux_X86_64 LibreOffice_project/3c58a8f3a960df8bc8fd77b461821e42c061c5f0</meta:generator>
    <meta:document-statistic meta:table-count="0" meta:image-count="0" meta:object-count="0" meta:page-count="1" meta:paragraph-count="10" meta:word-count="585" meta:character-count="3688" meta:non-whitespace-character-count="3099"/>
  </office:meta>
</office:document-meta>
</file>